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NGBuilder</text:p>
      <text:list xml:id="list1336426084" text:style-name="L3">
        <text:list-item>
          <text:p text:style-name="P3">buildAPNG (numPlays, numFrames, framedata)<text:line-break/>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mv frame displaytime)... ) where frame is a string representing a PNG's contents and displaytime is a string representing the amount of time in seconds to display that frame as a rational number (i.e. 100/2997 for NTSC standard)</text:p>
        </text:list-item>
        <text:list-item>
          <text:p text:style-name="P3">preparePNGs (framedata)<text:line-break/>This function formats the raw PNG file data into more conveniently utilized chunks, and returns a list of (mv IHDR IDAT displaytime) where IHDR is the IHDR chunk IDAT is the IDAT chunk and time is the displaytime is the corresponding value from the framedata parameter.<text:line-break/>framedata = frame and time display information of the type (list (mv frame displaytime)... ) where frame is a string representing a PNG's contents and displaytime is a string representing the amount of time in seconds to display that frame as a rational number (i.e. 100/2997 for NTSC standard)</text:p>
        </text:list-item>
        <text:list-item>
          <text:p text:style-name="P3">validateIHDR (prepdPNGs, baseIHDR)<text:line-break/>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p>
        </text:list-item>
        <text:list-item>
          <text:p text:style-name="P3">buildFrames (prepdPNGs, frameNum)<text:line-break/>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p>
        </text:list-item>
        <text:list-item>
          <text:p text:style-name="P3">buildACTL (numPlays, numFrames)<text:line-break/>Returns a string representing the acTL chunk described by the parameters.<text:line-break/>numPlays = number of times the animation is intended to be played<text:line-break/>numFrames = the number of frames in the animation</text:p>
        </text:list-item>
        <text:list-item>
          <text:p text:style-name="P3">buildFCTL (sequenceNum, width, height, xOffset, yOffset, delayTime, disposeOp, blendOp)<text:line-break/>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text:soft-page-break/>delayTime = frame delay string in the form of a rational number (i.e. 100/2997) in seconds<text:line-break/>disposeOp = after display do 0 = nothing, 1 = transparent black, 2 = revert to previous frame<text:line-break/>blendOp = 0 = overwrite all color components including alpha, 1 = blend ov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2-17T16:09:49</meta:creation-date>
    <dc:date>2011-02-20T14:43:54</dc:date>
    <dc:creator>Edward Flick</dc:creator>
    <meta:editing-duration>PT01H03M13S</meta:editing-duration>
    <meta:editing-cycles>7</meta:editing-cycles>
    <meta:generator>OpenOffice.org/3.2$Linux OpenOffice.org_project/320m12$Build-9483</meta:generator>
    <meta:document-statistic meta:table-count="0" meta:image-count="0" meta:object-count="0" meta:page-count="2" meta:paragraph-count="7" meta:word-count="572" meta:character-count="3350"/>
  </office:meta>
</office:document-meta>
</file>